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f71cc" officeooo:paragraph-rsid="001f71cc"/>
    </style:style>
    <style:style style:name="P2" style:family="paragraph" style:parent-style-name="Standard">
      <style:paragraph-properties fo:line-height="115%"/>
      <style:text-properties fo:font-size="12pt" officeooo:rsid="001f71cc" officeooo:paragraph-rsid="001f71cc"/>
    </style:style>
    <style:style style:name="P3" style:family="paragraph" style:parent-style-name="Standard">
      <style:paragraph-properties fo:line-height="115%"/>
      <style:text-properties fo:font-size="12pt" officeooo:rsid="0023aa11" officeooo:paragraph-rsid="001f71cc"/>
    </style:style>
    <style:style style:name="P4" style:family="paragraph" style:parent-style-name="Standard">
      <style:paragraph-properties fo:line-height="115%"/>
      <style:text-properties fo:font-size="12pt" officeooo:rsid="0023aa11" officeooo:paragraph-rsid="0023aa11"/>
    </style:style>
    <style:style style:name="T1" style:family="text">
      <style:text-properties officeooo:rsid="00203c47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203c47" fo:background-color="#ffff00" loext:char-shading-value="0"/>
    </style:style>
    <style:style style:name="T5" style:family="text">
      <style:text-properties officeooo:rsid="00203c47"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. 50</text:p>
      <text:p text:style-name="P1"/>
      <text:p text:style-name="P2">En esta pictura, vemos una playa con muchas personas y muchas <text:span text:style-name="T3">sombrillas</text:span> azulas y blancas. Un poco de las sombrillas tienen una otra colora. Las personas son <text:span text:style-name="T5">arriba a la derecha</text:span><text:span text:style-name="T1"> de la foto, y las sombrillas son en </text:span><text:span text:style-name="T5">el resto</text:span><text:span text:style-name="T1">. Las personas llevan </text:span><text:span text:style-name="T5">trajes de baños</text:span><text:span text:style-name="T1">, son adultos o pequeños, hombres o mujeres, y blancos o negros. Arriba de la foto, las personas son mucho más que arriba a la derecha, con </text:span><text:span text:style-name="T5">el mar</text:span><text:span text:style-name="T1">. Con las sombrillas, hay un poco personas. Y </text:span><text:span text:style-name="T5">abajo a la izquierda</text:span><text:span text:style-name="T1">, vemos un truco </text:span><text:span text:style-name="T5">gris oscuro</text:span><text:span text:style-name="T1"> que no puedo </text:span><text:span text:style-name="T5">reconocer</text:span><text:span text:style-name="T1">.</text:span></text:p>
      <text:p text:style-name="P2"/>
      <text:p text:style-name="P4">(ce qui est surligné, c’est ce que j’ai cherché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6:49:54.687000000</meta:creation-date>
    <dc:date>2018-09-07T09:13:20.381000000</dc:date>
    <meta:editing-duration>PT32M51S</meta:editing-duration>
    <meta:editing-cycles>3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3" meta:word-count="107" meta:character-count="576" meta:non-whitespace-character-count="472"/>
  </office:meta>
</office:document-meta>
</file>